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1d511" officeooo:paragraph-rsid="0011d511"/>
    </style:style>
    <style:style style:name="P2" style:family="paragraph" style:parent-style-name="Text_20_body">
      <style:paragraph-properties fo:text-align="start" style:justify-single-word="false"/>
      <style:text-properties style:font-name="Arial" officeooo:rsid="0011d511" officeooo:paragraph-rsid="0011d511"/>
    </style:style>
    <style:style style:name="P3" style:family="paragraph" style:parent-style-name="Text_20_body">
      <style:text-properties style:font-name="Arial" fo:font-weight="bold" officeooo:rsid="0011d511" officeooo:paragraph-rsid="0011d511" style:font-weight-asian="bold" style:font-weight-complex="bold"/>
    </style:style>
    <style:style style:name="P4" style:family="paragraph" style:parent-style-name="Title">
      <style:paragraph-properties fo:text-align="start" style:justify-single-word="false"/>
      <style:text-properties style:font-name="Arial" officeooo:rsid="0011d511" officeooo:paragraph-rsid="0011d511"/>
    </style:style>
    <style:style style:name="P5" style:family="paragraph" style:parent-style-name="Text_20_body">
      <style:text-properties style:font-name="Arial" officeooo:rsid="001daba7" officeooo:paragraph-rsid="001dab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1e8c"/>
    </style:style>
    <style:style style:name="T3" style:family="text">
      <style:text-properties officeooo:rsid="00177937"/>
    </style:style>
    <style:style style:name="T4" style:family="text">
      <style:text-properties officeooo:rsid="0019b6fa"/>
    </style:style>
    <style:style style:name="T5" style:family="text">
      <style:text-properties officeooo:rsid="001a6ce5"/>
    </style:style>
    <style:style style:name="T6" style:family="text">
      <style:text-properties officeooo:rsid="001daba7"/>
    </style:style>
    <style:style style:name="T7" style:family="text">
      <style:text-properties officeooo:rsid="001eda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øtereferat</text:p>
      <text:p text:style-name="P2"/>
      <text:p text:style-name="P1"><text:span text:style-name="T1">Når:</text:span> <text:span text:style-name="T3">17</text:span>.01.14 kl 1<text:span text:style-name="T6">2</text:span>.00</text:p>
      <text:p text:style-name="P1"><text:span text:style-name="T1">Hvem:</text:span> <text:span text:style-name="T2">Mikael, Kristoffer, Norum og Morten</text:span></text:p>
      <text:p text:style-name="P1"><text:span text:style-name="T1">Hvor:</text:span> <text:span text:style-name="T4">Mumblemøte (VOIP)</text:span></text:p>
      <text:p text:style-name="P3">Hva:</text:p>
      <text:p text:style-name="P1"/>
      <text:p text:style-name="P5"><text:span text:style-name="T5">F</text:span>erdigstille<text:span text:style-name="T7">t forrapport, og levert den på mail.</text:span></text:p>
      <text:p text:style-name="P1"/>
      <text:p text:style-name="P3">Skrevet av</text:p>
      <text:p text:style-name="P1">Mikael Grimst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9:47:19.581000000</meta:creation-date>
    <dc:date>2014-01-17T12:48:13.818000000</dc:date>
    <meta:editing-duration>PT52M57S</meta:editing-duration>
    <meta:editing-cycles>10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8" meta:word-count="26" meta:character-count="174" meta:non-whitespace-character-count="156"/>
  </office:meta>
</office:document-meta>
</file>